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Text_20_body">
      <style:paragraph-properties fo:margin-left="0in" fo:margin-right="0in" fo:line-height="150%" fo:orphans="2" fo:widows="2" fo:text-indent="0in" style:auto-text-indent="false"/>
    </style:style>
    <style:style style:name="P11" style:family="paragraph" style:parent-style-name="Standard">
      <style:paragraph-properties fo:text-align="center" style:justify-single-word="false"/>
      <style:text-properties officeooo:rsid="0019ab0a" officeooo:paragraph-rsid="0019ab0a"/>
    </style:style>
    <style:style style:name="P12" style:family="paragraph" style:parent-style-name="Standard">
      <style:paragraph-properties fo:text-align="start" style:justify-single-word="false"/>
      <style:text-properties officeooo:rsid="0019ab0a" officeooo:paragraph-rsid="0019ab0a"/>
    </style:style>
    <style:style style:name="P13"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0"><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text:soft-page-break/>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P11">BOOK 2</text:p>
      <text:p text:style-name="P12"/>
      <text:p text:style-name="P13">Chapter 1: Using OpenCL</text:p>
      <text:p text:style-name="P12">each work item has access to four types of memories: <text:span text:style-name="T7">global, <text:s/>constant, <text:s/>local, <text:s/>priva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7T11:10:14.851003007</dc:date>
    <meta:editing-duration>PT1H22M54S</meta:editing-duration>
    <meta:editing-cycles>12</meta:editing-cycles>
    <meta:document-statistic meta:table-count="0" meta:image-count="0" meta:object-count="0" meta:page-count="2" meta:paragraph-count="41" meta:word-count="227" meta:character-count="2025" meta:non-whitespace-character-count="1832"/>
  </office:meta>
</office:document-meta>
</file>